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10000025A0000007DCDB42C9E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3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3S"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1.25cm" fo:min-width="5cm"/>
    </style:style>
    <style:style style:name="gr3" style:family="graphic" style:parent-style-name="standard">
      <style:graphic-properties draw:stroke="none" draw:fill="none" fo:min-height="10.75cm"/>
    </style:style>
    <style:style style:name="gr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5.601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outline1">
      <style:graphic-properties fo:min-height="5.25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e74c3c" fo:font-weight="bold" style:font-weight-asian="bold" style:font-weight-complex="bold"/>
    </style:style>
    <style:style style:name="T3" style:family="text">
      <style:text-properties fo:color="#2c3e50" fo:font-weight="bold" style:font-weight-asian="bold" style:font-weight-complex="bold"/>
    </style:style>
    <style:style style:name="T4" style:family="text">
      <style:text-properties fo:color="#e74c3c" fo:font-weight="normal" style:font-weight-asian="normal" style:font-weight-complex="normal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Powered by LibreOffice 4.4</presentation:footer-decl>
      <draw:page draw:name="page1" draw:style-name="dp1" draw:master-page-name="midnightblue1" presentation:presentation-page-layout-name="AL1T0" presentation:use-footer-name="ftr1">
        <office:forms form:automatic-focus="false" form:apply-design-mode="false"/>
        <draw:frame presentation:style-name="pr1" draw:layer="layout" svg:width="26cm" svg:height="5.601cm" svg:x="1cm" svg:y="9.031cm" presentation:class="title" presentation:user-transformed="true">
          <draw:text-box>
            <text:p>Document Freedom Day 2015<text:line-break/>ドキュメント自由の日 2015<text:line-break/>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2015.2.28(Sat)</text:p>
            <text:p>Open Source Conference 2015 Tokyo/Spring</text:p>
            <text:p>Naruhiko Ogasawara</text:p>
            <text:p>LibreOffice Japanese Tea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9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ocument Freedom Dayとは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ocument Freedom Dayとは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DocumentのFreedomを祝う日</text:p>
              </text:list-item>
              <text:list-item>
                <text:p>DocumentのFreedomについて考える日</text:p>
              </text:list-item>
              <text:list-item>
                <text:p>毎年、3月の最終水曜日</text:p>
                <text:list>
                  <text:list-item>
                    <text:p>今月は<text:span text:style-name="T2">3</text:span><text:span text:style-name="T2">月</text:span><text:span text:style-name="T2">25</text:span><text:span text:style-name="T2">日</text:span></text:p>
                  </text:list-item>
                </text:list>
              </text:list-item>
            </text:list>
          </draw:text-box>
        </draw:frame>
        <draw:custom-shape draw:style-name="gr2" draw:text-style-name="P4" draw:layer="layout" svg:width="5.5cm" svg:height="1.5cm" svg:x="2cm" svg:y="5.9cm">
          <text:p text:style-name="P3">文　　　書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cm" svg:height="1.5cm" svg:x="8cm" svg:y="5.9cm">
          <text:p text:style-name="P3">自　　　由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文書の自由？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私の作った文書が、あなたも読めることを保証すること</text:p>
                <text:list>
                  <text:list-item>
                    <text:p>特別なソフトウェアを必要とせず</text:p>
                  </text:list-item>
                  <text:list-item>
                    <text:p>受け取った側が加工する必要もな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文書の自由？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私の作った文書が、あなたも読めることを保証すること</text:p>
                <text:list>
                  <text:list-item>
                    <text:p>特別なソフトウェアを必要とせず</text:p>
                  </text:list-item>
                  <text:list-item>
                    <text:p>受け取った側が加工する必要もなく</text:p>
                  </text:list-item>
                </text:list>
              </text:list-item>
              <text:list-item>
                <text:p>文書といっても、いわゆるオフィス文書に限らない</text:p>
                <text:list>
                  <text:list-item>
                    <text:p>音楽とか</text:p>
                  </text:list-item>
                  <text:list-item>
                    <text:p>画像・写真とか</text:p>
                  </text:list-item>
                  <text:list-item>
                    <text:p>地図情報とか</text:p>
                  </text:list-item>
                  <text:list-item>
                    <text:p>3Dプリンターのデータと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文書の自由？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私の作った文書が、あなたも読めることを保証すること</text:p>
                <text:list>
                  <text:list-item>
                    <text:p>特別なソフトウェアを必要とせず</text:p>
                  </text:list-item>
                  <text:list-item>
                    <text:p>受け取った側が加工する必要もなく</text:p>
                  </text:list-item>
                </text:list>
              </text:list-item>
              <text:list-item>
                <text:p>文書といっても、いわゆるオフィス文書に限らない</text:p>
                <text:list>
                  <text:list-item>
                    <text:p>音楽とか</text:p>
                  </text:list-item>
                  <text:list-item>
                    <text:p>画像・写真とか</text:p>
                  </text:list-item>
                  <text:list-item>
                    <text:p>地図情報とか</text:p>
                  </text:list-item>
                  <text:list-item>
                    <text:p>3Dプリンターのデータとか</text:p>
                  </text:list-item>
                </text:list>
              </text:list-item>
              <text:list-item>
                <text:p>いまや、どんな文書もデジタル</text:p>
                <text:list>
                  <text:list-item>
                    <text:p>デジタルデータが自由に交換できることはとても大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標準じゅーよー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例えばWEBページ</text:p>
                <text:list>
                  <text:list-item>
                    <text:p>どの環境で見ても（ほぼ）同じように見える</text:p>
                  </text:list-item>
                  <text:list-item>
                    <text:p>それはなぜ？</text:p>
                  </text:list-item>
                </text:list>
              </text:list-item>
              <text:list-item>
                <text:p>HTML + CSS + JavaScript</text:p>
                <text:list>
                  <text:list-item>
                    <text:p>どう書けばどういう見た目になる、という決まりごと</text:p>
                  </text:list-item>
                  <text:list-item>
                    <text:p>公の場で議論され、決められ、参照される</text:p>
                  </text:list-item>
                  <text:list-item>
                    <text:p><text:span text:style-name="T2">オープンな標準</text:span></text:p>
                  </text:list-item>
                </text:list>
              </text:list-item>
              <text:list-item>
                <text:p><text:span text:style-name="T3">オープンな標準があるから、自由な文書交換ができる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文書の自由とオープンな標準のために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オープンな標準に基づいたデータを使おう！</text:p>
                <text:list>
                  <text:list-item>
                    <text:p>TEXT、PDF、<text:span text:style-name="T2">ODF</text:span>、HTML、PNG、SVG、…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文書の自由とオープンな標準のために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オープンな標準に基づいたデータを使おう！</text:p>
                <text:list>
                  <text:list-item>
                    <text:p>TEXT、PDF、<text:span text:style-name="T2">ODF</text:span>、HTML、PNG、SVG、……</text:p>
                  </text:list-item>
                </text:list>
              </text:list-item>
              <text:list-item>
                <text:p>自分の所属する組織に働きかけよう！</text:p>
                <text:list>
                  <text:list-item>
                    <text:p>会社／学校、地方自治体、……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文書の自由とオープンな標準のために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オープンな標準に基づいたデータを使おう！</text:p>
                <text:list>
                  <text:list-item>
                    <text:p>TEXT、PDF、<text:span text:style-name="T2">ODF</text:span>、HTML、PNG、SVG、……</text:p>
                  </text:list-item>
                </text:list>
              </text:list-item>
              <text:list-item>
                <text:p>自分の所属する組織に働きかけよう！</text:p>
                <text:list>
                  <text:list-item>
                    <text:p>会社／学校、地方自治体、……</text:p>
                  </text:list-item>
                </text:list>
              </text:list-item>
              <text:list-item>
                <text:p><text:span text:style-name="T2">Documet Freedom Day</text:span><text:span text:style-name="T2">を集まって祝おう！</text:span></text:p>
                <text:list>
                  <text:list-item>
                    <text:p><text:span text:style-name="T4">どんな会にするかはみなさん次第</text:span></text:p>
                  </text:list-item>
                  <text:list-item>
                    <text:p><text:span text:style-name="T2">東京地区でもイベントやります！</text:span></text:p>
                    <text:p><text:span text:style-name="T2"><text:a xlink:href="http://kantolibo.connpass.com/event/12294/" xlink:type="simple">http://kantolibo.connpass.com/event/12294/</text:a></text:span></text:p>
                  </text:list-item>
                  <text:list-item>
                    <text:p><text:span text:style-name="T4">手伝ってくれる人募集中だよ！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njoy Document Freedom Day!</text:p>
          </draw:text-box>
        </draw:frame>
        <draw:frame draw:style-name="gr3" draw:text-style-name="P5" draw:layer="layout" svg:width="19.5cm" svg:height="11cm" svg:x="4cm" svg:y="7cm">
          <draw:text-box>
            <text:p text:style-name="P3"><text:span text:style-name="T5"><text:a xlink:href="http://documentfreedom.org/" xlink:type="simple">http://documentfreedom.org/</text:a>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>パンフレットはここから取得</text:span></text:p>
            <text:p text:style-name="P3"><text:span text:style-name="T5"/></text:p>
            <text:p text:style-name="P3"><text:span text:style-name="T5"><text:a xlink:href="http://j.mp/dfd2014leaflet" xlink:type="simple">http://j.mp/dfd2014leaflet</text:a></text:span></text:p>
          </draw:text-box>
        </draw:frame>
        <draw:frame draw:style-name="gr4" draw:text-style-name="P4" draw:layer="layout" svg:width="15.927cm" svg:height="3.306cm" svg:x="5.771cm" svg:y="9.5cm">
          <draw:image xlink:href="Pictures/100002010000025A0000007DCDB42C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loext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0:46:27.009317927</meta:creation-date>
    <meta:editing-duration>PT3H50M</meta:editing-duration>
    <meta:editing-cycles>19</meta:editing-cycles>
    <meta:generator>LibreOffice/4.4.0.3$Linux_X86_64 LibreOffice_project/40m0$Build-3</meta:generator>
    <dc:date>2015-02-28T12:13:45.639721696</dc:date>
    <meta:document-statistic meta:object-count="94"/>
    <meta:template xlink:type="simple" xlink:actuate="onRequest" xlink:title="Midnightblue" xlink:href="../../../../../usr/lib/libreoffice/share/template/common/presnt/Midnightblue.otp" meta:date="2015-02-11T10:46:26.75701603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